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-color="#ff8080" draw:textarea-horizontal-align="justify" draw:textarea-vertical-align="middle" draw:auto-grow-height="false" fo:wrap-option="wrap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fo:min-height="0.63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4.26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0" draw:id="id10" draw:layer="layout" svg:width="7.62cm" svg:height="3.81cm" svg:x="14.97cm" svg:y="4.175cm">
          <text:p text:style-name="P1">RX Receive Interrup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8" draw:id="id8" draw:layer="layout" svg:width="7.62cm" svg:height="3.81cm" svg:x="14.97cm" svg:y="9.89cm">
          <text:p text:style-name="P1">Read SP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6" draw:id="id6" draw:layer="layout" svg:width="7.62cm" svg:height="5.08cm" svg:x="14.97cm" svg:y="16.875cm">
          <text:p text:style-name="P1">High Priority</text:p>
          <text:p text:style-name="P1">Messag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7" draw:id="id7" draw:layer="layout" svg:width="7.62cm" svg:height="3.81cm" svg:x="4.81cm" svg:y="17.51cm">
          <text:p text:style-name="P1">Add to RX Li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5" draw:id="id5" draw:layer="layout" svg:width="7.62cm" svg:height="5.08cm" svg:x="14.97cm" svg:y="25.13cm">
          <text:p text:style-name="P1">Does it require</text:p>
          <text:p text:style-name="P1">a respons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4" draw:id="id4" draw:layer="layout" svg:width="7.62cm" svg:height="3.81cm" svg:x="14.97cm" svg:y="32.75cm">
          <text:p text:style-name="P1">Place Packets in</text:p>
          <text:p text:style-name="P1">TX Li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7.62cm" svg:height="5.08cm" svg:x="14.97cm" svg:y="37.83cm">
          <text:p text:style-name="P1">Is Transmission</text:p>
          <text:p text:style-name="P1">In Proces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1" draw:id="id1" draw:layer="layout" svg:width="7.62cm" svg:height="3.81cm" svg:x="14.97cm" svg:y="45.45cm">
          <text:p text:style-name="P1">Set TX Done Interrupt Fla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7.62cm" svg:height="3.81cm" svg:x="14.97cm" svg:y="52.435cm">
          <text:p text:style-name="P1">Ex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18.78cm" svg:y1="49.26cm" svg:x2="18.78cm" svg:y2="52.435cm" draw:start-shape="id1" draw:start-glue-point="2" draw:end-shape="id2" draw:end-glue-point="0" svg:d="m18780 49260v3175">
          <text:p/>
        </draw:connector>
        <draw:connector draw:style-name="gr3" draw:text-style-name="P1" draw:layer="layout" svg:x1="18.78cm" svg:y1="42.91cm" svg:x2="18.78cm" svg:y2="45.45cm" draw:start-shape="id3" draw:start-glue-point="6" draw:end-shape="id1" draw:end-glue-point="0" svg:d="m18780 42910v2540">
          <text:p/>
        </draw:connector>
        <draw:connector draw:style-name="gr3" draw:text-style-name="P1" draw:layer="layout" svg:x1="18.78cm" svg:y1="36.56cm" svg:x2="18.78cm" svg:y2="37.83cm" draw:start-shape="id4" draw:start-glue-point="2" draw:end-shape="id3" draw:end-glue-point="4" svg:d="m18780 36560v1270">
          <text:p/>
        </draw:connector>
        <draw:connector draw:style-name="gr3" draw:text-style-name="P1" draw:layer="layout" svg:x1="18.78cm" svg:y1="30.21cm" svg:x2="18.78cm" svg:y2="32.75cm" draw:start-shape="id5" draw:start-glue-point="6" draw:end-shape="id4" draw:end-glue-point="0" svg:d="m18780 30210v2540">
          <text:p/>
        </draw:connector>
        <draw:connector draw:style-name="gr3" draw:text-style-name="P1" draw:layer="layout" svg:x1="18.78cm" svg:y1="21.955cm" svg:x2="18.78cm" svg:y2="25.13cm" draw:start-shape="id6" draw:start-glue-point="6" draw:end-shape="id5" draw:end-glue-point="4" svg:d="m18780 21955v3175">
          <text:p/>
        </draw:connector>
        <draw:connector draw:style-name="gr3" draw:text-style-name="P1" draw:layer="layout" svg:x1="14.97cm" svg:y1="19.415cm" svg:x2="12.43cm" svg:y2="19.415cm" draw:start-shape="id6" draw:start-glue-point="5" draw:end-shape="id7" svg:d="m14970 19415h-2540">
          <text:p/>
        </draw:connector>
        <draw:connector draw:style-name="gr3" draw:text-style-name="P1" draw:layer="layout" draw:line-skew="-5.849cm" svg:x1="14.97cm" svg:y1="27.67cm" svg:x2="14.97cm" svg:y2="54.34cm" draw:start-shape="id5" draw:start-glue-point="5" draw:end-shape="id2" draw:end-glue-point="3" svg:d="m14970 27670h-6350v26670h6350">
          <text:p/>
        </draw:connector>
        <draw:connector draw:style-name="gr3" draw:text-style-name="P1" draw:layer="layout" svg:x1="8.62cm" svg:y1="21.32cm" svg:x2="14.97cm" svg:y2="54.34cm" draw:start-shape="id7" draw:start-glue-point="2" draw:end-shape="id2" draw:end-glue-point="3" svg:d="m8620 21320v33020h6350">
          <text:p/>
        </draw:connector>
        <draw:connector draw:style-name="gr3" draw:text-style-name="P1" draw:layer="layout" svg:x1="18.78cm" svg:y1="13.7cm" svg:x2="18.78cm" svg:y2="16.875cm" draw:start-shape="id8" draw:start-glue-point="2" draw:end-shape="id6" draw:end-glue-point="4" svg:d="m18780 13700v3175">
          <text:p/>
        </draw:connector>
        <draw:custom-shape draw:style-name="gr4" draw:text-style-name="P1" xml:id="id9" draw:id="id9" draw:layer="layout" svg:width="7.62cm" svg:height="3.81cm" svg:x="24.495cm" svg:y="45.45cm">
          <text:p text:style-name="P1">Do nothing TX Done will eventually be called and the packet handl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22.59cm" svg:y1="40.37cm" svg:x2="28.305cm" svg:y2="45.45cm" draw:start-shape="id3" draw:start-glue-point="7" draw:end-shape="id9" draw:end-glue-point="0" svg:d="m22590 40370h5715v5080">
          <text:p/>
        </draw:connector>
        <draw:connector draw:style-name="gr3" draw:text-style-name="P1" draw:layer="layout" svg:x1="28.305cm" svg:y1="49.26cm" svg:x2="22.59cm" svg:y2="54.34cm" draw:start-shape="id9" draw:start-glue-point="2" draw:end-shape="id2" draw:end-glue-point="1" svg:d="m28305 49260v5080h-5715">
          <text:p/>
        </draw:connector>
        <draw:connector draw:style-name="gr3" draw:text-style-name="P1" draw:layer="layout" svg:x1="18.78cm" svg:y1="7.985cm" svg:x2="18.78cm" svg:y2="9.89cm" draw:start-shape="id10" draw:start-glue-point="2" draw:end-shape="id8" draw:end-glue-point="0" svg:d="m18780 7985v1905">
          <text:p/>
        </draw:connector>
        <draw:custom-shape draw:style-name="gr1" draw:text-style-name="P1" xml:id="id16" draw:id="id16" draw:layer="layout" svg:width="7.62cm" svg:height="3.81cm" svg:x="43.545cm" svg:y="4.175cm">
          <text:p text:style-name="P1">TX Done Interrup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4" draw:id="id14" draw:layer="layout" svg:width="7.62cm" svg:height="5.08cm" svg:x="43.545cm" svg:y="11.795cm">
          <text:p text:style-name="P1">Another Ready</text:p>
          <text:p text:style-name="P1">In the TX List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15" draw:id="id15" draw:layer="layout" svg:width="7.62cm" svg:height="3.81cm" svg:x="33.385cm" svg:y="12.43cm">
          <text:p text:style-name="P1">Set Transmitting to Fal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3" draw:id="id13" draw:layer="layout" svg:width="7.62cm" svg:height="3.81cm" svg:x="43.545cm" svg:y="20.05cm">
          <text:p text:style-name="P1">Write SP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1" draw:id="id11" draw:layer="layout" svg:width="7.62cm" svg:height="3.81cm" svg:x="43.545cm" svg:y="27.035cm">
          <text:p text:style-name="P1">Set Transmitting to Tr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2" draw:id="id12" draw:layer="layout" svg:width="7.62cm" svg:height="3.81cm" svg:x="43.545cm" svg:y="33.385cm">
          <text:p text:style-name="P1">Ex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47.355cm" svg:y1="30.845cm" svg:x2="47.355cm" svg:y2="33.385cm" draw:start-shape="id11" draw:start-glue-point="2" draw:end-shape="id12" draw:end-glue-point="0" svg:d="m47355 30845v2540">
          <text:p/>
        </draw:connector>
        <draw:connector draw:style-name="gr3" draw:text-style-name="P1" draw:layer="layout" svg:x1="47.355cm" svg:y1="23.86cm" svg:x2="47.355cm" svg:y2="27.035cm" draw:start-shape="id13" draw:start-glue-point="2" draw:end-shape="id11" draw:end-glue-point="0" svg:d="m47355 23860v3175">
          <text:p/>
        </draw:connector>
        <draw:connector draw:style-name="gr3" draw:text-style-name="P1" draw:layer="layout" svg:x1="47.355cm" svg:y1="16.875cm" svg:x2="47.355cm" svg:y2="20.05cm" draw:start-shape="id14" draw:start-glue-point="6" draw:end-shape="id13" svg:d="m47355 16875v3175">
          <text:p/>
        </draw:connector>
        <draw:connector draw:style-name="gr3" draw:text-style-name="P1" draw:layer="layout" svg:x1="43.545cm" svg:y1="14.335cm" svg:x2="41.005cm" svg:y2="14.335cm" draw:start-shape="id14" draw:start-glue-point="5" draw:end-shape="id15" svg:d="m43545 14335h-2540">
          <text:p/>
        </draw:connector>
        <draw:connector draw:style-name="gr3" draw:text-style-name="P1" draw:layer="layout" svg:x1="37.195cm" svg:y1="16.24cm" svg:x2="43.545cm" svg:y2="35.29cm" draw:start-shape="id15" draw:start-glue-point="2" draw:end-shape="id12" draw:end-glue-point="3" svg:d="m37195 16240v19050h6350">
          <text:p/>
        </draw:connector>
        <draw:connector draw:style-name="gr3" draw:text-style-name="P1" draw:layer="layout" svg:x1="47.355cm" svg:y1="7.985cm" svg:x2="47.355cm" svg:y2="11.795cm" draw:start-shape="id16" draw:start-glue-point="2" draw:end-shape="id14" draw:end-glue-point="4" svg:d="m47355 7985v3810">
          <text:p/>
        </draw:connector>
        <draw:frame draw:style-name="gr5" draw:layer="layout" svg:width="1.535cm" svg:height="0.963cm" svg:x="19.964cm" svg:y="22.59cm">
          <draw:text-box>
            <text:p>Yes</text:p>
          </draw:text-box>
        </draw:frame>
        <draw:frame draw:style-name="gr5" draw:layer="layout" svg:width="1.311cm" svg:height="0.963cm" svg:x="13.065cm" svg:y="18.145cm">
          <draw:text-box>
            <text:p>No</text:p>
          </draw:text-box>
        </draw:frame>
        <draw:frame draw:style-name="gr5" draw:layer="layout" svg:width="1.535cm" svg:height="0.963cm" svg:x="19.415cm" svg:y="30.845cm">
          <draw:text-box>
            <text:p>Yes</text:p>
          </draw:text-box>
        </draw:frame>
        <draw:frame draw:style-name="gr5" draw:layer="layout" svg:width="1.311cm" svg:height="0.963cm" svg:x="13.065cm" svg:y="26.4cm">
          <draw:text-box>
            <text:p>No</text:p>
          </draw:text-box>
        </draw:frame>
        <draw:frame draw:style-name="gr5" draw:layer="layout" svg:width="1.535cm" svg:height="0.963cm" svg:x="23.225cm" svg:y="39.1cm">
          <draw:text-box>
            <text:p>Yes</text:p>
          </draw:text-box>
        </draw:frame>
        <draw:frame draw:style-name="gr5" draw:layer="layout" svg:width="1.311cm" svg:height="0.963cm" svg:x="19.415cm" svg:y="43.545cm">
          <draw:text-box>
            <text:p>No</text:p>
          </draw:text-box>
        </draw:frame>
        <draw:frame draw:style-name="gr5" draw:layer="layout" svg:width="1.311cm" svg:height="0.963cm" svg:x="41.64cm" svg:y="12.43cm">
          <draw:text-box>
            <text:p>No</text:p>
          </draw:text-box>
        </draw:frame>
        <draw:frame draw:style-name="gr5" draw:layer="layout" svg:width="1.535cm" svg:height="0.963cm" svg:x="47.99cm" svg:y="18.118cm">
          <draw:text-box>
            <text:p>Yes</text:p>
          </draw:text-box>
        </draw:frame>
        <draw:custom-shape draw:style-name="gr1" draw:text-style-name="P1" xml:id="id19" draw:id="id19" draw:layer="layout" svg:width="7.62cm" svg:height="3.81cm" svg:x="66.405cm" svg:y="4.175cm">
          <text:p text:style-name="P1">Main Loo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1" draw:id="id21" draw:layer="layout" svg:width="7.62cm" svg:height="3.81cm" svg:x="66.405cm" svg:y="18.145cm">
          <text:p text:style-name="P1">Process Mess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7" draw:id="id17" draw:layer="layout" svg:width="7.62cm" svg:height="3.81cm" svg:x="46.72cm" svg:y="45.45cm">
          <text:p text:style-name="P1">Set Transmitting to Tr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8" draw:id="id18" draw:layer="layout" svg:width="7.62cm" svg:height="3.81cm" svg:x="46.72cm" svg:y="51.8cm">
          <text:p text:style-name="P1">Ex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50.53cm" svg:y1="49.26cm" svg:x2="50.53cm" svg:y2="51.8cm" draw:start-shape="id17" draw:start-glue-point="2" draw:end-shape="id18" draw:end-glue-point="0" svg:d="m50530 49260v2540">
          <text:p/>
        </draw:connector>
        <draw:frame draw:style-name="gr5" draw:layer="layout" svg:width="1.535cm" svg:height="0.963cm" svg:x="70.85cm" svg:y="16.24cm">
          <draw:text-box>
            <text:p>Yes</text:p>
          </draw:text-box>
        </draw:frame>
        <draw:custom-shape draw:style-name="gr2" draw:text-style-name="P1" xml:id="id20" draw:id="id20" draw:layer="layout" svg:width="7.62cm" svg:height="5.08cm" svg:x="66.405cm" svg:y="10.525cm">
          <text:p text:style-name="P1">Message Ready</text:p>
          <text:p text:style-name="P1">In RX List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22" draw:id="id22" draw:layer="layout" svg:width="7.62cm" svg:height="5.08cm" svg:x="66.405cm" svg:y="23.86cm">
          <text:p text:style-name="P1">Does it need a </text:p>
          <text:p text:style-name="P1">Respons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23" draw:id="id23" draw:layer="layout" svg:width="7.62cm" svg:height="3.81cm" svg:x="66.405cm" svg:y="32.115cm">
          <text:p text:style-name="P1">Disable RX Receive</text:p>
          <text:p text:style-name="P1">Interrup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layer="layout" svg:width="1.535cm" svg:height="0.963cm" svg:x="71.216cm" svg:y="29.883cm">
          <draw:text-box>
            <text:p>Yes</text:p>
          </draw:text-box>
        </draw:frame>
        <draw:frame draw:style-name="gr5" draw:layer="layout" svg:width="1.311cm" svg:height="0.963cm" svg:x="75.295cm" svg:y="25.13cm">
          <draw:text-box>
            <text:p>No</text:p>
          </draw:text-box>
        </draw:frame>
        <draw:frame draw:style-name="gr6" draw:layer="layout" svg:width="1.905cm" svg:height="0.963cm" svg:x="75.295cm" svg:y="11.16cm">
          <draw:text-box>
            <text:p>No</text:p>
          </draw:text-box>
        </draw:frame>
        <draw:connector draw:style-name="gr3" draw:text-style-name="P1" draw:layer="layout" svg:x1="70.215cm" svg:y1="7.985cm" svg:x2="70.215cm" svg:y2="10.525cm" draw:start-shape="id19" draw:start-glue-point="2" draw:end-shape="id20" svg:d="m70215 7985v2540">
          <text:p/>
        </draw:connector>
        <draw:connector draw:style-name="gr3" draw:text-style-name="P1" draw:layer="layout" svg:x1="70.215cm" svg:y1="15.605cm" svg:x2="70.215cm" svg:y2="18.145cm" draw:start-shape="id20" draw:start-glue-point="6" draw:end-shape="id21" draw:end-glue-point="0" svg:d="m70215 15605v2540">
          <text:p/>
        </draw:connector>
        <draw:connector draw:style-name="gr3" draw:text-style-name="P1" draw:layer="layout" svg:x1="70.215cm" svg:y1="21.955cm" svg:x2="70.215cm" svg:y2="23.86cm" draw:start-shape="id21" draw:start-glue-point="2" draw:end-shape="id22" draw:end-glue-point="4" svg:d="m70215 21955v1905">
          <text:p/>
        </draw:connector>
        <draw:connector draw:style-name="gr3" draw:text-style-name="P1" draw:layer="layout" svg:x1="70.215cm" svg:y1="28.94cm" svg:x2="70.215cm" svg:y2="32.115cm" draw:start-shape="id22" draw:start-glue-point="6" draw:end-shape="id23" svg:d="m70215 28940v3175">
          <text:p/>
        </draw:connector>
        <draw:custom-shape draw:style-name="gr1" draw:text-style-name="P1" xml:id="id24" draw:id="id24" draw:layer="layout" svg:width="7.62cm" svg:height="3.81cm" svg:x="66.405cm" svg:y="37.83cm">
          <text:p text:style-name="P1">Add Packet to TX Li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70.215cm" svg:y1="35.925cm" svg:x2="70.215cm" svg:y2="37.83cm" draw:start-shape="id23" draw:start-glue-point="2" draw:end-shape="id24" svg:d="m70215 35925v1905">
          <text:p/>
        </draw:connector>
        <draw:custom-shape draw:style-name="gr1" draw:text-style-name="P1" xml:id="id25" draw:id="id25" draw:layer="layout" svg:width="7.62cm" svg:height="3.81cm" svg:x="66.405cm" svg:y="43.545cm">
          <text:p text:style-name="P1">Enable RX Receive</text:p>
          <text:p text:style-name="P1">Interrup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70.215cm" svg:y1="41.64cm" svg:x2="70.215cm" svg:y2="43.545cm" draw:start-shape="id24" draw:start-glue-point="2" draw:end-shape="id25" draw:end-glue-point="0" svg:d="m70215 41640v1905">
          <text:p/>
        </draw:connector>
        <draw:custom-shape draw:style-name="gr2" draw:text-style-name="P1" xml:id="id26" draw:id="id26" draw:layer="layout" svg:width="7.62cm" svg:height="5.08cm" svg:x="66.405cm" svg:y="54.975cm">
          <text:p text:style-name="P1">Is Transmission</text:p>
          <text:p text:style-name="P1">In Proces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27" draw:id="id27" draw:layer="layout" svg:width="7.62cm" svg:height="3.81cm" svg:x="66.405cm" svg:y="62.595cm">
          <text:p text:style-name="P1">Set TX Done Interrupt Fla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0" draw:id="id30" draw:layer="layout" svg:width="7.62cm" svg:height="3.81cm" svg:x="66.405cm" svg:y="76.565cm">
          <text:p text:style-name="P1">Ex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70.215cm" svg:y1="60.055cm" svg:x2="70.215cm" svg:y2="62.595cm" draw:start-shape="id26" draw:start-glue-point="6" draw:end-shape="id27" draw:end-glue-point="0" svg:d="m70215 60055v2540">
          <text:p/>
        </draw:connector>
        <draw:custom-shape draw:style-name="gr4" draw:text-style-name="P1" xml:id="id28" draw:id="id28" draw:layer="layout" svg:width="7.62cm" svg:height="3.81cm" svg:x="75.93cm" svg:y="62.595cm">
          <text:p text:style-name="P1">Do nothing TX Done will eventually be called and the packet handl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74.025cm" svg:y1="57.515cm" svg:x2="79.74cm" svg:y2="62.595cm" draw:start-shape="id26" draw:start-glue-point="7" draw:end-shape="id28" draw:end-glue-point="0" svg:d="m74025 57515h5715v5080">
          <text:p/>
        </draw:connector>
        <draw:connector draw:style-name="gr3" draw:text-style-name="P1" draw:layer="layout" svg:x1="79.74cm" svg:y1="66.405cm" svg:x2="74.025cm" svg:y2="71.485cm" draw:start-shape="id28" draw:start-glue-point="2" draw:end-shape="id29" draw:end-glue-point="1" svg:d="m79740 66405v5080h-5715">
          <text:p/>
        </draw:connector>
        <draw:frame draw:style-name="gr5" draw:layer="layout" svg:width="1.535cm" svg:height="0.963cm" svg:x="74.66cm" svg:y="56.245cm">
          <draw:text-box>
            <text:p>Yes</text:p>
          </draw:text-box>
        </draw:frame>
        <draw:frame draw:style-name="gr5" draw:layer="layout" svg:width="1.311cm" svg:height="0.963cm" svg:x="70.85cm" svg:y="60.69cm">
          <draw:text-box>
            <text:p>No</text:p>
          </draw:text-box>
        </draw:frame>
        <draw:custom-shape draw:style-name="gr1" draw:text-style-name="P1" xml:id="id31" draw:id="id31" draw:layer="layout" svg:width="7.62cm" svg:height="3.81cm" svg:x="66.405cm" svg:y="49.26cm">
          <text:p text:style-name="P1">Disable TX Done</text:p>
          <text:p text:style-name="P1">Interrup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9" draw:id="id29" draw:layer="layout" svg:width="7.62cm" svg:height="3.81cm" svg:x="66.405cm" svg:y="69.58cm">
          <text:p text:style-name="P1">Enable TX Done</text:p>
          <text:p text:style-name="P1">Interrup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70.215cm" svg:y1="66.405cm" svg:x2="70.215cm" svg:y2="69.58cm" draw:start-shape="id27" draw:start-glue-point="2" draw:end-shape="id29" draw:end-glue-point="0" svg:d="m70215 66405v3175">
          <text:p/>
        </draw:connector>
        <draw:connector draw:style-name="gr3" draw:text-style-name="P1" draw:layer="layout" svg:x1="70.215cm" svg:y1="73.39cm" svg:x2="70.215cm" svg:y2="76.565cm" draw:start-shape="id29" draw:start-glue-point="2" draw:end-shape="id30" svg:d="m70215 73390v3175">
          <text:p/>
        </draw:connector>
        <draw:connector draw:style-name="gr3" draw:text-style-name="P1" draw:layer="layout" svg:x1="70.215cm" svg:y1="53.07cm" svg:x2="70.215cm" svg:y2="54.975cm" draw:start-shape="id31" draw:start-glue-point="2" draw:end-shape="id26" draw:end-glue-point="4" svg:d="m70215 53070v1905">
          <text:p/>
        </draw:connector>
        <draw:connector draw:style-name="gr3" draw:text-style-name="P1" draw:layer="layout" svg:x1="70.215cm" svg:y1="47.355cm" svg:x2="70.215cm" svg:y2="49.26cm" draw:start-shape="id25" draw:start-glue-point="2" draw:end-shape="id31" draw:end-glue-point="0" svg:d="m70215 47355v1905">
          <text:p/>
        </draw:connector>
        <draw:custom-shape draw:style-name="gr2" draw:text-style-name="P1" xml:id="id32" draw:id="id32" draw:layer="layout" svg:width="7.62cm" svg:height="5.08cm" svg:x="77.2cm" svg:y="23.86cm">
          <text:p text:style-name="P1">Any Message Need </text:p>
          <text:p text:style-name="P1">to be Sent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74.025cm" svg:y1="26.4cm" svg:x2="77.2cm" svg:y2="26.4cm" draw:start-shape="id22" draw:start-glue-point="7" draw:end-shape="id32" draw:end-glue-point="5" svg:d="m74025 26400h3175">
          <text:p/>
        </draw:connector>
        <draw:connector draw:style-name="gr3" draw:text-style-name="P1" draw:layer="layout" svg:x1="81.01cm" svg:y1="28.94cm" svg:x2="74.025cm" svg:y2="34.02cm" draw:start-shape="id32" draw:start-glue-point="6" draw:end-shape="id23" draw:end-glue-point="1" svg:d="m81010 28940v5080h-6985">
          <text:p/>
        </draw:connector>
        <draw:frame draw:style-name="gr5" draw:layer="layout" svg:width="1.535cm" svg:height="0.963cm" svg:x="81.645cm" svg:y="29.883cm">
          <draw:text-box>
            <text:p>Yes</text:p>
          </draw:text-box>
        </draw:frame>
        <draw:connector draw:style-name="gr3" draw:text-style-name="P1" draw:layer="layout" draw:line-skew="3.308cm" svg:x1="84.82cm" svg:y1="26.4cm" svg:x2="74.025cm" svg:y2="78.47cm" draw:start-shape="id32" draw:start-glue-point="7" draw:end-shape="id30" svg:d="m84820 26400h3810v52070h-14605">
          <text:p/>
        </draw:connector>
        <draw:frame draw:style-name="gr5" draw:layer="layout" svg:width="10.924cm" svg:height="1.675cm" svg:x="23.07cm" svg:y="34.02cm">
          <draw:text-box>
            <text:p>Reentrant safe as main loop disables</text:p>
            <text:p>Interrupt before manipulating List</text:p>
          </draw:text-box>
        </draw:frame>
        <draw:frame draw:style-name="gr7" draw:layer="layout" svg:width="12.7cm" svg:height="3.811cm" svg:x="75.295cm" svg:y="34.659cm">
          <draw:text-box>
            <text:p>For the MCP2515 Disable the Pin Change Interrupts as setting individual interrupts </text:p>
            <text:p>requires SPI access (and SPI time), this is for microcontroller with the the CAN controller built i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1.92cm" fo:page-height="91.4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im Kueneman</meta:initial-creator>
    <meta:creation-date>2012-02-14T23:21:15</meta:creation-date>
    <dc:date>2012-02-15T21:56:56.40</dc:date>
    <dc:creator>Jim Kueneman</dc:creator>
    <meta:editing-duration>PT3H3M17S</meta:editing-duration>
    <meta:editing-cycles>4</meta:editing-cycles>
    <meta:generator>OpenOffice.org/3.3$Win32 OpenOffice.org_project/330m20$Build-9567</meta:generator>
    <meta:document-statistic meta:object-count="84"/>
  </office:meta>
</office:document-meta>
</file>